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43,273,794,57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02,764,720,55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76,062,757,356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62,335,574,84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35,390,200,131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21,791,015,247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96,152,879,924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23,330,354,138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81,420,882,905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83,254,171,097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17,328,087,920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70,922,156,309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08,259,840,868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85,714,762,23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69,214,712,443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18,082,528,506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58,383,599,37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36,746,141,604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36,792,460,312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58,245,733,221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58,528,339,631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52,708,051,42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79,201,433,22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1:29.471268313</dc:date>
    <meta:editing-duration>PT37M41S</meta:editing-duration>
    <meta:editing-cycles>17</meta:editing-cycles>
    <meta:generator>LibreOffice/7.2.6.2$Linux_X86_64 LibreOffice_project/20$Build-2</meta:generator>
    <meta:document-statistic meta:table-count="1" meta:cell-count="48" meta:object-count="0"/>
  </office:meta>
</office:document-meta>
</file>